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1.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0.678cm"/>
    </style:style>
    <style:style style:name="gr5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4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3.8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2.9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28cm" fo:min-width="0.4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style:font-size-asian="12pt" style:font-size-complex="12pt"/>
    </style:style>
    <style:style style:name="T3" style:family="text">
      <style:text-properties fo:font-family="'Liberation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1.889cm" svg:y="7.858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" draw:id="id1" draw:layer="layout" svg:width="2.921cm" svg:height="3.048cm" svg:x="8.39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788cm" svg:height="0.729cm" svg:x="8.566cm" svg:y="7.604cm">
          <draw:text-box>
            <text:p><text:span text:style-name="T2">GenServer</text:span></text:p>
          </draw:text-box>
        </draw:frame>
        <draw:custom-shape draw:style-name="gr2" draw:text-style-name="P2" xml:id="id2" draw:id="id2" draw:layer="layout" svg:width="1.905cm" svg:height="0.762cm" svg:x="8.899cm" svg:y="12.303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3" draw:layer="layout" svg:width="2.026cm" svg:height="0.729cm" svg:x="8.747cm" svg:y="13.173cm">
          <draw:text-box>
            <text:p><text:span text:style-name="T2">Module</text:span></text:p>
          </draw:text-box>
        </draw:frame>
        <draw:line draw:style-name="gr5" draw:text-style-name="P4" draw:layer="layout" svg:x1="3.667cm" svg:y1="8.112cm" svg:x2="8.366cm" svg:y2="8.112cm">
          <text:p/>
        </draw:line>
        <draw:frame draw:style-name="gr6" draw:text-style-name="P5" draw:layer="layout" svg:width="4.735cm" svg:height="0.649cm" svg:x="3.667cm" svg:y="7.404cm">
          <draw:text-box>
            <text:p><text:span text:style-name="T3">call(server,request)</text:span></text:p>
          </draw:text-box>
        </draw:frame>
        <draw:frame draw:style-name="gr7" draw:text-style-name="P5" draw:layer="layout" svg:width="7.487cm" svg:height="0.649cm" svg:x="11.882cm" svg:y="10.511cm">
          <draw:text-box>
            <text:p><text:span text:style-name="T3">handle_call(request, from, state)</text:span></text:p>
          </draw:text-box>
        </draw:frame>
        <draw:connector draw:style-name="gr5" draw:text-style-name="P4" draw:layer="layout" svg:x1="11.312cm" svg:y1="8.874cm" svg:x2="10.804cm" svg:y2="12.684cm" draw:start-shape="id1" draw:end-shape="id2" draw:end-glue-point="7" svg:d="m11312 8874h525v3810h-1033" svg:viewBox="0 0 1034 3811">
          <text:p/>
        </draw:connector>
        <draw:connector draw:style-name="gr5" draw:text-style-name="P4" draw:layer="layout" svg:x1="9.852cm" svg:y1="12.303cm" svg:x2="9.851cm" svg:y2="10.398cm" draw:start-shape="id2" draw:start-glue-point="4" draw:end-shape="id1" draw:end-glue-point="2" svg:d="m9852 12303v-952h-1v-953" svg:viewBox="0 0 2 1906">
          <text:p/>
        </draw:connector>
        <draw:frame draw:style-name="gr8" draw:text-style-name="P5" draw:layer="layout" svg:width="6.005cm" svg:height="0.649cm" svg:x="3.935cm" svg:y="11.414cm">
          <draw:text-box>
            <text:p><text:span text:style-name="T3">{:reply, reply, new_state}</text:span></text:p>
          </draw:text-box>
        </draw:frame>
        <draw:line draw:style-name="gr5" draw:text-style-name="P4" draw:layer="layout" svg:x1="8.366cm" svg:y1="9.636cm" svg:x2="3.794cm" svg:y2="9.636cm">
          <text:p/>
        </draw:line>
        <draw:frame draw:style-name="gr9" draw:text-style-name="P5" draw:layer="layout" svg:width="1.56cm" svg:height="0.649cm" svg:x="5.191cm" svg:y="9.763cm">
          <draw:text-box>
            <text:p><text:span text:style-name="T3">Reply</text:span></text:p>
          </draw:text-box>
        </draw:frame>
        <draw:custom-shape draw:style-name="gr1" draw:text-style-name="P1" draw:layer="layout" svg:width="2.159cm" svg:height="2.159cm" svg:x="2.38cm" svg:y="16.165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21cm" svg:height="3.048cm" svg:x="8.882cm" svg:y="15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2.788cm" svg:height="0.729cm" svg:x="8.901cm" svg:y="15.765cm">
          <draw:text-box>
            <text:p><text:span text:style-name="T2">GenServer</text:span></text:p>
          </draw:text-box>
        </draw:frame>
        <draw:custom-shape draw:style-name="gr2" draw:text-style-name="P2" draw:layer="layout" svg:width="1.905cm" svg:height="0.762cm" svg:x="12.938cm" svg:y="15.85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3" draw:layer="layout" svg:width="2.026cm" svg:height="0.729cm" svg:x="12.944cm" svg:y="16.748cm">
          <draw:text-box>
            <text:p><text:span text:style-name="T2">Module</text:span></text:p>
          </draw:text-box>
        </draw:frame>
        <draw:line draw:style-name="gr5" draw:text-style-name="P4" draw:layer="layout" svg:x1="4.158cm" svg:y1="16.419cm" svg:x2="8.857cm" svg:y2="16.419cm">
          <text:p/>
        </draw:line>
        <draw:line draw:style-name="gr5" draw:text-style-name="P4" draw:layer="layout" svg:x1="8.874cm" svg:y1="17.256cm" svg:x2="4.556cm" svg:y2="17.256cm">
          <text:p/>
        </draw:line>
        <draw:line draw:style-name="gr5" draw:text-style-name="P4" draw:layer="layout" svg:x1="11.795cm" svg:y1="15.986cm" svg:x2="12.938cm" svg:y2="15.986cm">
          <text:p/>
        </draw:line>
        <draw:line draw:style-name="gr5" draw:text-style-name="P4" draw:layer="layout" svg:x1="12.938cm" svg:y1="16.494cm" svg:x2="11.795cm" svg:y2="16.494cm">
          <text:p/>
        </draw:line>
        <draw:custom-shape draw:style-name="gr1" draw:text-style-name="P1" draw:layer="layout" svg:width="2.159cm" svg:height="2.159cm" svg:x="5.191cm" svg:y="19.161cm">
          <text:p text:style-name="P1"><text:span text:style-name="T1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59cm" svg:height="2.159cm" svg:x="12.43cm" svg:y="19.288cm">
          <text:p text:style-name="P1"><text:span text:style-name="T1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5cm" svg:y1="19.288cm" svg:x2="9.001cm" svg:y2="18.272cm">
          <text:p/>
        </draw:line>
        <draw:line draw:style-name="gr5" draw:text-style-name="P4" draw:layer="layout" svg:x1="9.509cm" svg:y1="18.78cm" svg:x2="7.223cm" svg:y2="19.796cm">
          <text:p/>
        </draw:line>
        <draw:line draw:style-name="gr5" draw:text-style-name="P4" draw:layer="layout" svg:x1="12.43cm" svg:y1="20.05cm" svg:x2="11.287cm" svg:y2="18.653cm">
          <text:p/>
        </draw:line>
        <draw:line draw:style-name="gr5" draw:text-style-name="P4" draw:layer="layout" svg:x1="11.795cm" svg:y1="18.272cm" svg:x2="12.811cm" svg:y2="19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3-02-27T15:37:12</meta:creation-date>
    <dc:date>2013-05-12T12:42:38</dc:date>
    <dc:creator>J David Eisenberg</dc:creator>
    <meta:editing-duration>PT53M36S</meta:editing-duration>
    <meta:editing-cycles>7</meta:editing-cycles>
    <meta:generator>LibreOffice/4.0.1.1$Linux_x86 LibreOffice_project/2c0c17a6e4bee0ee28131ea4bdc47edc700d659</meta:generator>
    <meta:document-statistic meta:object-count="28"/>
  </office:meta>
</office:document-meta>
</file>